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Text_20_body">
      <style:text-properties fo:font-size="14pt" style:font-size-asian="14pt" style:font-size-complex="14pt"/>
    </style:style>
    <style:style style:name="P4" style:family="paragraph" style:parent-style-name="Heading_20_1" style:list-style-name="">
      <style:paragraph-properties fo:line-height="150%"/>
    </style:style>
    <style:style style:name="P5" style:family="paragraph" style:parent-style-name="Heading_20_1">
      <style:paragraph-properties fo:break-before="page"/>
    </style:style>
    <style:style style:name="T1" style:family="text">
      <style:text-properties style:use-window-font-color="true" style:text-outline="false" style:text-line-through-style="none" style:font-name="Times New Roman"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Times New Roman"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3"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Good afternoon, I am Gabriel López García. I am a Ph. D student in the University of Alicante and Today I am going to present the Modeling mobile robot using a grammatical model articles.</text:p>
      <text:h text:style-name="Heading_20_1" text:outline-level="1">Slice 2: Introduction</text:h>
      <text:p text:style-name="Text_20_body">Autonomous robots are physical agents that perform tasks by navigating in an environment and by manipulating objects in it. To perform these tasks, they are equipped with effectors to act on the environment and with sensors that can perceive it.</text:p>
      <text:p text:style-name="Text_20_body">The growing disparity of available sensors adds complexity to systems, but it also allows the control of robots to be more accurate. For example, humans and other animals integrate multiple senses. There are other reasons of mathematical nature: combining multiple observations from the same source provides statistical advantages because some redundant observations are obtained for the same estimation.</text:p>
      <text:p text:style-name="Text_20_body">We deal with the integration of multimodal inputs in the sense stated by Signhal and Brown, that is, the use of data of different nature for decision-making in high-level tasks performed by a robot. </text:p>
      <text:h text:style-name="P5" text:outline-level="1">Slice 3: Objectives</text:h>
      <text:p text:style-name="Text_20_body">The Virtual Worlds Generator (VWG), our proposal, is a grammatical model, which integrates the diversity of interaction and sensing devices and the modules that make up a Graphics System (Graphics, Physics and AI engines). The scene definition is separated from the hardware-dependent characteristics of the system devices. It uses a grammar definition which integrates activities, visualization and interaction with users. The hypothesis is that it can be used as a formal framework to model a robot navigation system, including several multimodal inputs, sensor fusion and integration, and behaviour strategies.</text:p>
      <text:h text:style-name="Heading_20_1" text:outline-level="1">Slice 4: VWG Elements</text:h>
      <text:p text:style-name="Text_20_body">In the VWG model, a virtual world is described as an ordered sequence of primitives, transformations and actors. </text:p>
      <text:p text:style-name="Text_20_body">A primitive is the description of an object in a given representation system.</text:p>
      <text:p text:style-name="Text_20_body">Transformations modify the behaviour of primitives, and actors are the components which define the activities of the system in the virtual world.</text:p>
      <text:h text:style-name="Heading_20_1" text:outline-level="1"><text:soft-page-break/>Slice 5: VWG Elements</text:h>
      <text:p text:style-name="Text_20_body">Actors are the components which define the activities of the system in the virtual world. They may be finally displayed through primitives and transformations. </text:p>
      <text:p text:style-name="Text_20_body">To model the different actor's activities, the concept of an event is used. </text:p>
      <text:p text:style-name="Text_20_body">Events cause the activation of a certain activity that can be processed by one or more actors.</text:p>
      <text:h text:style-name="Heading_20_1" text:outline-level="1">Slice 6: Grammar</text:h>
      <text:p text:style-name="Text_20_body">Each element in the scene is represented by a symbol from the set of symbols of</text:p>
      <text:p text:style-name="Text_20_body">the scene, in this case, primitives, transforms and actors. The symbols make up strings that describe the scenes, in accordance with a language syntax, which is presented as a grammar. This grammar is named by L(M) where M is the set of symbols. The grammar defined by L(m) is a contexts-free grammar.</text:p>
      <text:h text:style-name="P5" text:outline-level="1">Slice 7: Semantic Function</text:h>
      <text:p text:style-name="P3">Apart from the language syntax, it is necessary to define the semantics of language. It will be defined with a denotational method, that is, through mathematical functions. </text:p>
      <text:p text:style-name="P3">Rule 6 defines a figure as a sequence of primitives. Primitive's semantics is defined as a function alpha. Each symbol in the set $P$ carries out a primitive on a given geometric system $G$. So, depending on the definition of the function alpha and on the geometry of G, the result of</text:p>
      <text:p text:style-name="P3">the system may be different. G represents the actions to be run on a specific visual or</text:p>
      <text:p text:style-name="P3">non-visual geometric system (e.g. the actions on a graphical system or on a system of a robot).</text:p>
      <text:p text:style-name="P3">The function alpha provides the abstraction needed to homogenize the different implementations of a rendering system. Therefore, only a descriptive string is needed to run the same scene on different systems.</text:p>
      <text:p text:style-name="P3">In Rule 5, two functions are used to describe the semantics of a transformation, whose scope is limited by the symbols opened bracket and closed bracket: beta function carried out when the symbol open bracket is processed and delta run when the symbol closed bracket is found. These two functions have the same features that the function alpha, but they are applied to the set of transformations T, using the same geometric system.</text:p>
      <text:h text:style-name="Heading_20_1" text:outline-level="1"><text:soft-page-break/>Slice 8: Visualization function.</text:h>
      <text:p text:style-name="Text_20_body">To display the scene on the geometric system G, the function phi is defined, for the set of symbols that can directly be displayed: primitives and transformations. Given a string w in L(M) this function transforms the symbols to actions on the geometric system G.<text:span text:style-name="T3"> </text:span><text:span text:style-name="T1">It is the function that draws a set of primitives </text:span><text:span text:style-name="T2">and transformation to display on a geometry.</text:span></text:p>
      <text:h text:style-name="Heading_20_1" text:outline-level="1">Slice 9: Rule 4.</text:h>
      <text:p text:style-name="Text_20_body">Rule 4 refers to actors, which are the dynamic part of the system. The semantics of the actor is a function which defines its evolution in time. For this reason, the semantic function is called evolution function lambda.</text:p>
      <text:p text:style-name="Text_20_body">E^D is the set of events for the set of all event types D. The function lambda has a different expression depending on its evolution. However, a general expression can be defined. Let $H can be the subset of event types D which the actor is prepared to respond to. </text:p>
      <text:p text:style-name="Text_20_body">This equation means that an actor can evolve, that is, it is transformed into different strings when it responds to an event which the actor is prepared to respond to. However, the actor remains unchanged when it is not prepared to respond.</text:p>
      <text:h text:style-name="Heading_20_1" text:outline-level="1"><text:soft-page-break/>Slice 10: Evolution Function</text:h>
      <text:p text:style-name="Text_20_body">Function of the system evolution eta requires a sequence of sorted events and a string of language M including actors, and implements a set of recursive calls to the function lambda to perform the evolution of all the actors in the system. This function transform a string to other string that it represents other system state.</text:p>
      <text:h text:style-name="Heading_20_1" text:outline-level="1">Slice 11: Rule 4. </text:h>
      <text:p text:style-name="Text_20_body">As well as dynamic elements, actors can also have a representation in the geometric space G. To be displayed, an actor must be converted to a string of primitives and transformations. <text:s/>The visualization function converts an actor to primitives and transformations and it is defined as theta function where V is a subset of D, and they are events created in the visualization process, and $L(M')$ <text:s/>is a subset of the language $L(M)$, and this subset of string made up of the strings with no actors. It is important to see that if an actor don't have an event visualization to answer then their visualization function will return empty string.</text:p>
      <text:h text:style-name="P5" text:outline-level="1">Slice 12: Visualization function of system</text:h>
      <text:p text:style-name="Text_20_body">For the actors to be displayed in the system, they must be converted to displayable elements, that is, primitives and transformations. The visualization function of system returns a string of the language language M' given a string w of language M and a sequence of ordered visualization events.</text:p>
      <text:h text:style-name="Heading_20_1" text:outline-level="1">Slice 13: Rules 3, 2, 1</text:h>
      <text:p text:style-name="Text_20_body">The semantic function of these Rules 1, 2, and 3 breaks down the strings and converts them into substrings, executing the so called algorithm of <text:s/>the system, which performs the complete evolution of the system and displays it in the current geometric system.</text:p>
      <text:h text:style-name="Heading_20_1" text:outline-level="1">Slice 14: Event Generators</text:h>
      <text:p text:style-name="Text_20_body">The events are the mechanism to model the activity in the system. The actors activity is carried out when a certain type of event is produced. This events are generated by event generators. This generators are functions which create a sequence of ordered events of system at a time instant. </text:p>
      <text:p text:style-name="Text_20_body">Different event generators can create the same type of events. So, a priority order among event generators must be established to avoid ambiguities.</text:p>
      <text:h text:style-name="P5" text:outline-level="1">Slice 15: Algorithm</text:h>
      <text:p text:style-name="Text_20_body">Once all the elements involved in the model have been defined, the System Algorithm can be established. It defines the system evolution and its visualization at every time instant t or frame. We begin with a initial string. This string and the events generate by the generators is the input to evolution function and the evolved string pass to the next frame. Also, the string and the visualization events are the input to visualization function of system and this string is displayed into geometric system.</text:p>
      <text:h text:style-name="Heading_20_1" text:outline-level="1">Slice 16: Case study</text:h>
      <text:p text:style-name="Text_20_body">Let us consider a robot with several sensors that provide information about the environment. </text:p>
      <text:p text:style-name="Text_20_body">It is programmed to autonomously navigate in a known environment, and to transport objects from one place to another. The input data are the data from a range sensor, the image from a camera to identify objects and places using markers and a human supervisor that he is controlling the robot. The information is combined using a multimoldal algorithm based on priorities.</text:p>
      <text:h text:style-name="Heading_20_1" text:outline-level="1"><text:soft-page-break/>Slice 17: Case study (Scheme)</text:h>
      <text:p text:style-name="Text_20_body">A system like this can be modeled using a classical hybrid scheme. This hybrid scheme can be adapted using the VWG introduced in the previous slides. In this picture the world is the real environment. The world model is a map containing the static elements of the environment. The reactive system is made of several generators, for the sensors and for the user's orders. The proactive system is the AI of the robot. The robot is the only actor in the system. The current state is the set of robot attributes. The multisensorial integration process is the evolution function of the robot. The final action is the result of the process of sensor integration and the final action carried out by the robot.</text:p>
      <text:h text:style-name="Heading_20_1" text:outline-level="1">Slice 18: Case study (Simulator and Real enviroment)</text:h>
      <text:p text:style-name="Text_20_body">The strings generate by the evolution function can be executed in a simulator environment and/or real environment. This is an important characteristic of our system. Only, we have to define primitives and transformations to simulator environment and the real environment. However, the IA function is the same function.</text:p>
      <text:h text:style-name="P4" text:outline-level="1"/>
      <text:h text:style-name="P5" text:outline-level="1">Slice 19: Case study (Primitives and transformations)</text:h>
      <text:p text:style-name="Text_20_body">Only one primitive is needed, the robot, and it is modified by two possible transformations: move and rotate. When the system is executed in a real environment, the transformations correspond to the actual operations performed by the robot. If it is executed in a simulator, the primitive and the transformations will represent the operations carried out in the graphics system.</text:p>
      <text:h text:style-name="P5" text:outline-level="1">Slice 20: Case study (Events)</text:h>
      <text:p text:style-name="Text_20_body">Events are used to define the activity in the system. Each event is defined by its identifier and some attributes. They produce changes on the actors through their evolution functions. </text:p>
      <text:p text:style-name="Text_20_body">These events are produced by generators. There is a generator for each event type. In the robotic system, five generators are needed. We can see, for example, the gCamera generator. It generates an <text:s/>event when a marker is detected in the camera image. Markers are used to identify the rooms in the environment. The event has the detected marker.</text:p>
      <text:p text:style-name="Text_20_body">An order relation must be defined to establish an execution priority among generators. In our case study, the order relation is: gLaser, gCamera, gObjective, gDecide and gExecute. Therefore, events related with the acquisition of data have the highest priority, compared with the events of decision and run.</text:p>
      <text:h text:style-name="P5" text:outline-level="1">Slice 21: Case study (Events)</text:h>
      <text:p text:style-name="Text_20_body">The only actor in our robotic system is the robot, where the superscript are the events which it is prepared to respond to, and the subscript are the attributes. For example, an attribute is the grid that represents the environment where the robot moves in. <text:s/>Each cell stores the registered data obtained from the sensors (the detected obstacles and markers). Then, if the robot process an camera event, it changes attribute grid to register this changed.</text:p>
      <text:p text:style-name="P2"/>
      <text:h text:style-name="P5" text:outline-level="1">Slice 22: Analysis</text:h>
      <text:p text:style-name="Text_20_body">A set of tests has been designed to prove the features of our model:</text:p>
      <text:p text:style-name="Text_20_body">A test was to use several of AI algorithms were introduced without making any changes in other parts of the system, <text:s/>just by changing the evolution function. </text:p>
      <text:p text:style-name="Text_20_body">Also we have proved to change the input devices can be replaced without changing the system. We can change the laser to a Kinect to detect obstacles. Only designing a new event generator Kinect that creates events of the same type that the ones generated by the laser generator we have the change.</text:p>
      <text:p text:style-name="Text_20_body">Lastly we want to test the extensibility of the system. New instances of the actor symbols (representing robots) have been added to the definition string to extend the system and create a multi-robot system in an almost immediate way. The updating of the definition string supposes the extension of the model and the addition of new features. Moreover, most elements can be reused in new definition strings to obtain new behaviours with little effort.</text:p>
      <text:p text:style-name="Text_20_body"/>
      <text:p text:style-name="Text_20_body"/>
      <text:h text:style-name="Heading_20_1" text:outline-level="1"><text:soft-page-break/>Slice 23: Conclusion</text:h>
      <text:p text:style-name="Text_20_body">A new model to formally define virtual worlds, independently from the underlying physical layer, has been presented. Is has been used to model the control of a mobile robot, navigating in a given environment, and using a set of multimodal inputs from different types of sensors.</text:p>
      <text:p text:style-name="Text_20_body">Taking into account the diversity of virtual worlds available nowadays and the wide variety of devices, this model seems to be able to provide interesting features. Firstly, it is a formal model that allows to abstract and represent the states of the system in a general way by avoiding specific features. It is a device-independent model, therefore, is not linked to the implementation. It allows the replacement of physical devices by simulated ones, and the easy addition of new ones.</text:p>
      <text:p text:style-name="Text_20_body">In conclusion, it has been achieved the main objective of defining a new formal and generic model that is able to model general virtual worlds systems by avoiding the specific peculiarities of other models existing toda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21cm" fo:margin-bottom="0.21cm" fo:line-height="200%" fo:text-align="justify" style:justify-single-word="false"/>
      <style:text-properties fo:font-size="15pt"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1cm" fo:margin-bottom="0.21cm" fo:line-height="150%"/>
      <style:text-properties fo:font-size="115%" fo:font-weight="bold" style:font-size-asian="115%" style:font-weight-asian="bold" style:font-size-complex="11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start"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ieImagen" style:family="paragraph" style:parent-style-name="Text">
      <style:paragraph-properties fo:text-align="center" style:justify-single-word="false"/>
    </style:style>
    <style:style style:name="Regla" style:family="paragraph" style:parent-style-name="Text"/>
    <style:style style:name="ContenidoRegla" style:family="paragraph" style:parent-style-name="Standard"/>
    <style:style style:name="TituloCentrando" style:family="paragraph" style:parent-style-name="Título1">
      <style:paragraph-properties fo:text-align="center" style:justify-single-word="false"/>
    </style:style>
    <style:style style:name="TextoTabla" style:family="paragraph" style:parent-style-name="Text"/>
    <style:style style:name="Autores" style:family="paragraph" style:parent-style-name="Regla">
      <style:paragraph-properties style:line-height-at-least="0.353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text:page-number text:select-page="current">14</text:page-number>/<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riel López García</meta:initial-creator>
    <meta:creation-date>2012-03-19T18:57:32</meta:creation-date>
    <dc:date>2012-03-25T12:05:58</dc:date>
    <dc:creator>Gabriel López García</dc:creator>
    <meta:editing-duration>PT1H30M49S</meta:editing-duration>
    <meta:editing-cycles>11</meta:editing-cycles>
    <meta:generator>LibreOffice/3.3$Linux LibreOffice_project/330m19$Build-401</meta:generator>
    <meta:document-statistic meta:table-count="0" meta:image-count="0" meta:object-count="0" meta:page-count="14" meta:paragraph-count="69" meta:word-count="2200" meta:character-count="13222"/>
  </office:meta>
</office:document-meta>
</file>